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5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7" draw:start-glue-point="0" draw:end-shape="id28" draw:end-glue-point="8" svg:d="M43150 82000l101-1299" svg:viewBox="0 0 102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7" draw:start-glue-point="10" draw:end-shape="id68" draw:end-glue-point="6" svg:d="M51700 20750l1601-49" svg:viewBox="0 0 16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0" draw:start-glue-point="1" draw:end-shape="id67" draw:end-glue-point="6" svg:d="M50600 18901l600 1849" svg:viewBox="0 0 601 1850">
          <text:p/>
        </draw:connector>
        <draw:g xml:id="id70" draw:id="id70">
          <draw:g>
            <draw:custom-shape draw:style-name="gr16" draw:text-style-name="P10" draw:layer="layout" svg:width="0.8cm" svg:height="0.3cm" svg:x="47.3cm" svg:y="18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8.8cm" svg:y="29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3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0" draw:start-glue-point="0" draw:end-shape="id68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  <draw:custom-shape draw:style-name="gr5" draw:text-style-name="P6" xml:id="id105" draw:id="id105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5" draw:start-glue-point="10" draw:end-shape="id68" draw:end-glue-point="4" svg:d="M46400 28250l1901 249" svg:viewBox="0 0 1902 250">
          <text:p text:style-name="P9"><text:span text:style-name="T3">Transfer</text:span></text:p>
        </draw:connector>
        <draw:g xml:id="id106" draw:id="id106">
          <draw:g>
            <draw:custom-shape draw:style-name="gr16" draw:text-style-name="P10" draw:layer="layout" svg:width="0.8cm" svg:height="0.3cm" svg:x="40.8cm" svg:y="26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6cm" svg:y="26.8cm">
              <text:p text:style-name="P9"><text:span text:style-name="T3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8cm" svg:y="27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6cm" svg:y="27.1cm">
              <text:p text:style-name="P9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8cm" svg:y="27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3cm" svg:y="2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002cm">
                <text:p text:style-name="P9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0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7.7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8cm" svg:y="27.702cm">
                <text:p text:style-name="P9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2cm" svg:y="27.7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8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302cm">
                <text:p text:style-name="P9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302cm">
                <text:p text:style-name="P9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8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602cm">
                <text:p text:style-name="P9"><text:span text:style-name="T6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602cm">
                <text:p text:style-name="P9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8.9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8cm" svg:y="28.902cm">
                <text:p text:style-name="P9"><text:span text:style-name="T5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8.902cm">
                <text:p text:style-name="P9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2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202cm">
                <text:p text:style-name="P9"><text:span text:style-name="T6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202cm">
                <text:p text:style-name="P9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5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502cm">
                <text:p text:style-name="P9"><text:span text:style-name="T6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502cm">
                <text:p text:style-name="P9"><text:span text:style-name="T3">0.025^0.7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802cm">
                <text:p text:style-name="P9"><text:span text:style-name="T6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8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44.1cm" svg:y1="28.451cm" svg:x2="45.9cm" svg:y2="28.25cm" draw:start-shape="id106" draw:start-glue-point="1" draw:end-shape="id105" draw:end-glue-point="6" svg:d="M44100 28451l1800-201" svg:viewBox="0 0 1801 202">
          <text:p/>
        </draw:connector>
        <draw:connector draw:style-name="gr15" draw:text-style-name="P10" draw:layer="layout" draw:type="curve" svg:x1="40.751cm" svg:y1="109.101cm" svg:x2="46.15cm" svg:y2="28.5cm" draw:start-shape="id5" draw:start-glue-point="4" draw:end-shape="id105" draw:end-glue-point="8" svg:d="M40751 109101c0-60450 5399-20150 5399-80601" svg:viewBox="0 0 5400 80602">
          <text:p text:style-name="P9"><text:span text:style-name="T3">Update</text:span></text:p>
        </draw:connector>
        <draw:connector draw:style-name="gr15" draw:text-style-name="P10" draw:layer="layout" draw:type="curve" svg:x1="51.2cm" svg:y1="20.75cm" svg:x2="46.15cm" svg:y2="28cm" draw:start-shape="id67" draw:start-glue-point="6" draw:end-shape="id105" draw:end-glue-point="4" svg:d="M51200 20750c-3367 0-5050 2416-5050 7250" svg:viewBox="0 0 5051 7251">
          <text:p text:style-name="P9"><text:span text:style-name="T3"/></text:p>
        </draw:connector>
        <draw:custom-shape draw:style-name="gr5" draw:text-style-name="P6" xml:id="id107" draw:id="id107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layout" draw:type="line" svg:x1="58.399cm" svg:y1="28.499cm" svg:x2="59.373cm" svg:y2="29.773cm" draw:start-shape="id68" draw:start-glue-point="5" draw:end-shape="id107" draw:end-glue-point="5" svg:d="M58399 28499l974 1274" svg:viewBox="0 0 975 1275">
          <text:p text:style-name="P9"><text:span text:style-name="T3">Transfer</text:span></text:p>
        </draw:connector>
        <draw:g xml:id="id108" draw:id="id108">
          <draw:g>
            <draw:custom-shape draw:style-name="gr16" draw:text-style-name="P10" draw:layer="layout" svg:width="0.8cm" svg:height="0.3cm" svg:x="42cm" svg:y="31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8cm" svg:y="31.298cm">
              <text:p text:style-name="P9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2cm" svg:y="31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8cm" svg:y="31.59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2cm" svg:y="31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4.2cm" svg:y="32.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cm" svg:y="32.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3.1cm" svg:y="32.2cm">
                <text:p text:style-name="P9"><text:span text:style-name="T5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43.65cm" svg:y1="31.298cm" svg:x2="59.373cm" svg:y2="30.127cm" draw:start-shape="id108" draw:start-glue-point="0" draw:end-shape="id107" draw:end-glue-point="7" svg:d="M43650 31298l15723-1171" svg:viewBox="0 0 15724 1172">
          <text:p/>
        </draw:connector>
        <draw:connector draw:style-name="gr15" draw:text-style-name="P10" draw:layer="layout" draw:type="curve" svg:x1="46.15cm" svg:y1="28.5cm" svg:x2="59.3cm" svg:y2="29.95cm" draw:start-shape="id105" draw:start-glue-point="8" draw:end-shape="id107" draw:end-glue-point="6" svg:d="M46150 28500c0 967 4383 1450 13150 1450" svg:viewBox="0 0 13151 1451">
          <text:p/>
        </draw:connector>
        <draw:custom-shape draw:style-name="gr5" draw:text-style-name="P6" xml:id="id109" draw:id="id109" draw:layer="ConfigLayout" svg:width="0.5cm" svg:height="0.5cm" svg:x="44.702cm" svg:y="8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0" draw:id="id110">
          <draw:g>
            <draw:custom-shape draw:style-name="gr16" draw:text-style-name="P10" draw:layer="ConfigLayout" svg:width="0.8cm" svg:height="0.3cm" svg:x="45.6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598cm">
              <text:p text:style-name="P9"><text:span text:style-name="T3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6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5.6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7.8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6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.7cm" svg:y="83.5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28cm" svg:y1="80.628cm" svg:x2="44.702cm" svg:y2="81.252cm" draw:start-shape="id28" draw:start-glue-point="9" draw:end-shape="id109" draw:end-glue-point="6" svg:d="M43428 80628l1274 624" svg:viewBox="0 0 1275 625">
          <text:p/>
        </draw:connector>
        <draw:connector draw:style-name="gr12" draw:text-style-name="P7" draw:layer="ConfigLayout" draw:type="line" svg:x1="45.6cm" svg:y1="83.199cm" svg:x2="45.129cm" svg:y2="81.429cm" draw:start-shape="id110" draw:start-glue-point="3" draw:end-shape="id109" draw:end-glue-point="9" svg:d="M45600 83199l-471-1770" svg:viewBox="0 0 472 1771">
          <text:p/>
        </draw:connector>
        <draw:connector draw:style-name="gr15" draw:text-style-name="P10" draw:layer="ConfigLayout" draw:type="curve" svg:x1="46.753cm" svg:y1="81.003cm" svg:x2="46.15cm" svg:y2="28.5cm" draw:start-shape="id111" draw:start-glue-point="4" draw:end-shape="id105" draw:end-glue-point="8" svg:d="M46753 81003c0-39376-603-13125-603-52503" svg:viewBox="0 0 604 52504">
          <text:p/>
        </draw:connector>
        <draw:g xml:id="id112" draw:id="id112">
          <draw:g>
            <draw:custom-shape draw:style-name="gr16" draw:text-style-name="P10" draw:layer="ConfigLayout" svg:width="0.8cm" svg:height="0.3cm" svg:x="48.6cm" svg:y="8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1.7cm">
              <text:p text:style-name="P9"><text:span text:style-name="T3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8.6cm" svg:y="8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2cm">
              <text:p text:style-name="P9"><text:span text:style-name="T3">Absolute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111" draw:id="id111" draw:layer="ConfigLayout" svg:width="0.5cm" svg:height="0.5cm" svg:x="46.5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5.202cm" svg:y1="81.252cm" svg:x2="46.503cm" svg:y2="81.253cm" draw:start-shape="id109" draw:start-glue-point="10" draw:end-shape="id111" draw:end-glue-point="6" svg:d="M45202 81252l1301 1" svg:viewBox="0 0 1302 2">
          <text:p/>
        </draw:connector>
        <draw:connector draw:style-name="gr12" draw:text-style-name="P7" draw:layer="ConfigLayout" draw:type="line" svg:x1="48.6cm" svg:y1="82.001cm" svg:x2="47.003cm" svg:y2="81.253cm" draw:start-shape="id112" draw:start-glue-point="3" draw:end-shape="id111" draw:end-glue-point="10" svg:d="M48600 82001l-1597-748" svg:viewBox="0 0 1598 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8T19:10:02.092000000</dc:date>
    <meta:editing-duration>P1DT9H58M16S</meta:editing-duration>
    <meta:editing-cycles>217</meta:editing-cycles>
    <meta:print-date>2017-04-10T14:16:38.188000000</meta:print-date>
    <meta:document-statistic meta:object-count="1273"/>
  </office:meta>
</office:document-meta>
</file>